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96a93" officeooo:paragraph-rsid="00196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ackage at1;</text:p>
      <text:p text:style-name="P1">public abstract class List {</text:p>
      <text:p text:style-name="P1"><text:s text:c="4"/>int numOfElements;</text:p>
      <text:p text:style-name="P1"><text:s text:c="4"/>int totalOfElements;</text:p>
      <text:p text:style-name="P1"><text:s text:c="4"/>Object[] elements;</text:p>
      <text:p text:style-name="P1"><text:s text:c="4"/></text:p>
      <text:p text:style-name="P1"><text:s text:c="4"/>public List(int totalOfElements){</text:p>
      <text:p text:style-name="P1"><text:s text:c="8"/>this.numOfElements = -1;</text:p>
      <text:p text:style-name="P1"><text:s text:c="8"/>this.totalOfElements = totalOfElements;</text:p>
      <text:p text:style-name="P1"><text:s text:c="8"/>this.elements = new Object[this.totalOfElements];</text:p>
      <text:p text:style-name="P1"><text:s text:c="4"/>}</text:p>
      <text:p text:style-name="P1"><text:s text:c="4"/></text:p>
      <text:p text:style-name="P1"><text:s text:c="4"/>void printList(){</text:p>
      <text:p text:style-name="P1"><text:s text:c="8"/>int i;</text:p>
      <text:p text:style-name="P1"><text:s text:c="8"/>for(i=0; i&lt;this.totalOfElements;i++){</text:p>
      <text:p text:style-name="P1"><text:s text:c="12"/>System.out.print(this.elements[i] + " ");</text:p>
      <text:p text:style-name="P1"><text:s text:c="8"/>}</text:p>
      <text:p text:style-name="P1"><text:s text:c="8"/>System.out.println("");</text:p>
      <text:p text:style-name="P1"><text:s text:c="4"/>}</text:p>
      <text:p text:style-name="P1"><text:s text:c="4"/></text:p>
      <text:p text:style-name="P1"><text:s text:c="4"/>void insertElement(Object element){</text:p>
      <text:p text:style-name="P1"><text:s text:c="8"/>this.numOfElements += 1;</text:p>
      <text:p text:style-name="P1"><text:s text:c="8"/>this.elements[this.numOfElements] = element;</text:p>
      <text:p text:style-name="P1"><text:s text:c="8"/>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ckage at1;</text:p>
      <text:p text:style-name="P1">import java.util.Arrays;</text:p>
      <text:p text:style-name="P1"/>
      <text:p text:style-name="P1">public class intList extends List{</text:p>
      <text:p text:style-name="P1"/>
      <text:p text:style-name="P1"><text:s text:c="4"/>public intList(int totalOfElements) {</text:p>
      <text:p text:style-name="P1"><text:s text:c="8"/>super(totalOfElements);</text:p>
      <text:p text:style-name="P1"><text:s text:c="4"/>}</text:p>
      <text:p text:style-name="P1"><text:s text:c="4"/></text:p>
      <text:p text:style-name="P1"><text:s text:c="4"/>void insertElement(int element){</text:p>
      <text:p text:style-name="P1"><text:s text:c="8"/>super.insertElement(element);</text:p>
      <text:p text:style-name="P1"><text:s text:c="4"/>}</text:p>
      <text:p text:style-name="P1"><text:s text:c="4"/></text:p>
      <text:p text:style-name="P1"><text:s text:c="4"/>void sortList(){</text:p>
      <text:p text:style-name="P1"><text:s text:c="8"/>Arrays.sort(this.elements)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ckage at1;</text:p>
      <text:p text:style-name="P1">import java.util.Arrays;</text:p>
      <text:p text:style-name="P1"/>
      <text:p text:style-name="P1">public class stringList extends List{</text:p>
      <text:p text:style-name="P1"><text:s text:c="4"/></text:p>
      <text:p text:style-name="P1"><text:s text:c="4"/>public stringList(int totalOfElements) {</text:p>
      <text:p text:style-name="P1"><text:s text:c="8"/>super(totalOfElements);</text:p>
      <text:p text:style-name="P1"><text:s text:c="4"/>}</text:p>
      <text:p text:style-name="P1"><text:s text:c="4"/></text:p>
      <text:p text:style-name="P1"><text:s text:c="5"/>void insertElement(String element){</text:p>
      <text:p text:style-name="P1"><text:s text:c="8"/>super.insertElement(element);</text:p>
      <text:p text:style-name="P1"><text:s text:c="4"/>}</text:p>
      <text:p text:style-name="P1"><text:s text:c="5"/></text:p>
      <text:p text:style-name="P1"><text:s text:c="4"/>void sortList(){</text:p>
      <text:p text:style-name="P1"><text:s text:c="8"/>Arrays.sort(this.elements);</text:p>
      <text:p text:style-name="P1"><text:s text:c="4"/>}</text:p>
      <text:p text:style-name="P1"/>
      <text:p text:style-name="P1"><text:s text:c="4"/>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ckage at1;</text:p>
      <text:p text:style-name="P1">import java.util.Scanner;</text:p>
      <text:p text:style-name="P1">public class At1 {</text:p>
      <text:p text:style-name="P1"><text:s text:c="4"/>public static void main(String[] args) {</text:p>
      <text:p text:style-name="P1"><text:s text:c="8"/>System.out.println(".: Atividade 1 de Programação Modular :.");</text:p>
      <text:p text:style-name="P1"><text:s text:c="8"/>try (Scanner reader = new Scanner(System.in)) {</text:p>
      <text:p text:style-name="P1"><text:s text:c="12"/>System.out.println(" Insira o Total de Elementos da Lista de Inteiros: ");</text:p>
      <text:p text:style-name="P1"><text:s text:c="12"/>int totalOfElements = reader.nextInt();</text:p>
      <text:p text:style-name="P1"><text:s text:c="12"/>intList listOfIntegers = new intList(totalOfElements);</text:p>
      <text:p text:style-name="P1"><text:s text:c="12"/></text:p>
      <text:p text:style-name="P1"><text:s text:c="12"/>int i;</text:p>
      <text:p text:style-name="P1"><text:s text:c="12"/>System.out.println("Insira os Elementos da Lista: ");</text:p>
      <text:p text:style-name="P1"><text:s text:c="12"/>for(i=0; i&lt;listOfIntegers.totalOfElements; i++){</text:p>
      <text:p text:style-name="P1"><text:s text:c="16"/>int n = reader.nextInt();</text:p>
      <text:p text:style-name="P1"><text:s text:c="16"/>listOfIntegers.insertElement(n);</text:p>
      <text:p text:style-name="P1"><text:s text:c="12"/>}</text:p>
      <text:p text:style-name="P1"><text:s text:c="12"/>System.out.println("Elementos da Lista: ");</text:p>
      <text:p text:style-name="P1"><text:s text:c="12"/>listOfIntegers.printList();</text:p>
      <text:p text:style-name="P1"><text:s text:c="12"/>System.out.println("Ordenando Lista ... ");</text:p>
      <text:p text:style-name="P1"><text:s text:c="12"/>listOfIntegers.sortList();</text:p>
      <text:p text:style-name="P1"><text:s text:c="12"/>System.out.println("Elementos da Lista: ");</text:p>
      <text:p text:style-name="P1"><text:s text:c="12"/>listOfIntegers.printList();</text:p>
      <text:p text:style-name="P1"><text:s text:c="12"/></text:p>
      <text:p text:style-name="P1"><text:s text:c="12"/>System.out.println(" Insira o Total de Elementos da Lista de Strings: ");</text:p>
      <text:p text:style-name="P1"><text:s text:c="12"/>totalOfElements = reader.nextInt();</text:p>
      <text:p text:style-name="P1"><text:s text:c="12"/>stringList listOfStrings = new stringList(totalOfElements);</text:p>
      <text:p text:style-name="P1"><text:s text:c="12"/>System.out.println("Insira os Elementos da Lista: ");</text:p>
      <text:p text:style-name="P1"><text:s text:c="12"/>for(i=0; i&lt;listOfStrings.totalOfElements; i++){</text:p>
      <text:p text:style-name="P1"><text:s text:c="16"/>String m = reader.nextLine();</text:p>
      <text:p text:style-name="P1"><text:s text:c="16"/>listOfStrings.insertElement(m);</text:p>
      <text:p text:style-name="P1"><text:s text:c="12"/>}</text:p>
      <text:p text:style-name="P1"><text:s text:c="12"/>System.out.println("Elementos da Lista: ");</text:p>
      <text:p text:style-name="P1"><text:s text:c="12"/>listOfStrings.printList();</text:p>
      <text:p text:style-name="P1"><text:s text:c="12"/>System.out.println("Ordenando Lista ... ");</text:p>
      <text:p text:style-name="P1"><text:s text:c="12"/>listOfStrings.sortList();</text:p>
      <text:p text:style-name="P1"><text:s text:c="12"/>System.out.println("Elementos da Lista: ");</text:p>
      <text:p text:style-name="P1"><text:s text:c="12"/>listOfStrings.printList();</text:p>
      <text:p text:style-name="P1"><text:s text:c="8"/>}</text:p>
      <text:p text:style-name="P1"><text:s text:c="4"/>}</text:p>
      <text:p text:style-name="P1"><text:s text:c="4"/>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51:07.975822963</meta:creation-date>
    <dc:date>2018-09-24T14:53:36.639070344</dc:date>
    <meta:editing-duration>PT2M31S</meta:editing-duration>
    <meta:editing-cycles>1</meta:editing-cycles>
    <meta:document-statistic meta:table-count="0" meta:image-count="0" meta:object-count="0" meta:page-count="4" meta:paragraph-count="100" meta:word-count="233" meta:character-count="2931" meta:non-whitespace-character-count="2094"/>
    <meta:generator>LibreOffice/5.2.7.2$Linux_X86_64 LibreOffice_project/20m0$Build-2</meta:generator>
  </office:meta>
</office:document-meta>
</file>